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, serif"/>
    <style:font-face style:name="Lohit Hindi1" svg:font-family="'Lohit Hindi'"/>
    <style:font-face style:name="Times New Roman1" svg:font-family="'Times New Roman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458b"/>
    </style:style>
    <style:style style:name="T1" style:family="text">
      <style:text-properties officeooo:rsid="0000458b"/>
    </style:style>
    <text:list-style style:name="L1">
      <text:list-level-style-number text:level="1" text:style-name="Zeichenformat" style:num-suffix="." style:num-format="1">
        <style:list-level-properties text:space-before="0.748cm" text:min-label-width="0.499cm"/>
      </text:list-level-style-number>
      <text:list-level-style-number text:level="2" text:style-name="Zeichenformat" style:num-suffix="." style:num-format="1">
        <style:list-level-properties text:space-before="1.995cm" text:min-label-width="0.499cm"/>
      </text:list-level-style-number>
      <text:list-level-style-number text:level="3" text:style-name="Zeichenformat" style:num-suffix="." style:num-format="1">
        <style:list-level-properties text:space-before="3.242cm" text:min-label-width="0.499cm"/>
      </text:list-level-style-number>
      <text:list-level-style-number text:level="4" text:style-name="Zeichenformat" style:num-suffix="." style:num-format="1">
        <style:list-level-properties text:space-before="4.489cm" text:min-label-width="0.499cm"/>
      </text:list-level-style-number>
      <text:list-level-style-number text:level="5" text:style-name="Zeichenformat" style:num-suffix="." style:num-format="1">
        <style:list-level-properties text:space-before="5.736cm" text:min-label-width="0.499cm"/>
      </text:list-level-style-number>
      <text:list-level-style-number text:level="6" text:style-name="Zeichenformat" style:num-suffix="." style:num-format="1">
        <style:list-level-properties text:space-before="6.983cm" text:min-label-width="0.499cm"/>
      </text:list-level-style-number>
      <text:list-level-style-number text:level="7" text:style-name="Zeichenformat" style:num-suffix="." style:num-format="1">
        <style:list-level-properties text:space-before="8.23cm" text:min-label-width="0.499cm"/>
      </text:list-level-style-number>
      <text:list-level-style-number text:level="8" text:style-name="Zeichenformat" style:num-suffix="." style:num-format="1">
        <style:list-level-properties text:space-before="9.478cm" text:min-label-width="0.499cm"/>
      </text:list-level-style-number>
      <text:list-level-style-number text:level="9" text:style-name="Zeichenformat" style:num-suffix="." style:num-format="1">
        <style:list-level-properties text:space-before="10.725cm" text:min-label-width="0.499cm"/>
      </text:list-level-style-number>
      <text:list-level-style-number text:level="10" text:style-name="Zeichenformat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04/04/11 10:33:02 ] MARIO : lui parla di servizi, canali dedicati, syndication ecc</text:span></text:p>
      <text:p text:style-name="P1"><text:span text:style-name="T1">[04/04/11 10:33:11 ] MARIO : che nn so che cazzo sono</text:span></text:p>
      <text:p text:style-name="P1"><text:span text:style-name="T1">[04/04/11 10:33:19 ] MARIO : tipo feed rss? colonnine, totem...</text:span></text:p>
      <text:p text:style-name="P1"><text:span text:style-name="T1">[04/04/11 10:33:37 ] MARK : allora sistemi di syndication</text:span></text:p>
      <text:p text:style-name="P1"><text:span text:style-name="T1">[04/04/11 10:33:52 ] MARK : sono flussi di email o messaggi in generale</text:span></text:p>
      <text:p text:style-name="P1"><text:span text:style-name="T1">[04/04/11 10:33:58 ] MARK : ad esempio</text:span></text:p>
      <text:p text:style-name="P1"><text:span text:style-name="T1">[04/04/11 10:34:13 ] MARK : io sono interessato al teatro</text:span></text:p>
      <text:p text:style-name="P1"><text:span text:style-name="T1">[04/04/11 10:34:35 ] MARK : allora riceverò informazioni</text:span></text:p>
      <text:p text:style-name="P1"><text:span text:style-name="T1">[04/04/11 10:34:41 ] MARK : sulle serate teatrali</text:span></text:p>
      <text:p text:style-name="P1"><text:span text:style-name="T1">[04/04/11 10:34:41 ] MARIO : tipo newsletter</text:span></text:p>
      <text:p text:style-name="P1"><text:span text:style-name="T1">[04/04/11 10:34:45 ] MARK : esatto</text:span></text:p>
      <text:p text:style-name="P1"><text:span text:style-name="T1">[04/04/11 10:34:48 ] MARIO : ah capito</text:span></text:p>
      <text:p text:style-name="P1"><text:span text:style-name="T1">[04/04/11 10:34:54 ] MARK : i servizi invece</text:span></text:p>
      <text:p text:style-name="P1"><text:span text:style-name="T1">[04/04/11 10:35:00 ] MARK : vengono offerti alle aziende</text:span></text:p>
      <text:p text:style-name="P1"><text:span text:style-name="T1">[04/04/11 10:35:22 ] MARIO : </text:span></text:p>
      <text:p text:style-name="P1"><text:span text:style-name="T1">I servizi verranno offerti sia attraverso piattaforme Web (siti e servizi), sia mediante canali dedicati e sicuri, sia in modo localizzato, eventualmente sfruttando dispositivi in spazi pubblici.</text:span></text:p>
      <text:p text:style-name="P1"><text:span text:style-name="T1"/></text:p>
      <text:p text:style-name="P1"><text:span text:style-name="T1">eh ma che tipo di servizi</text:span></text:p>
      <text:p text:style-name="P1"><text:span text:style-name="T1">[04/04/11 10:35:31 ] MARIO : lui li parla di "siti e servizi"</text:span></text:p>
      <text:p text:style-name="P1"><text:span text:style-name="T1">[04/04/11 10:35:51 ] MARIO : e in modo localizzato - dispositivi spazi pubblici? che cavolo vuole?</text:span></text:p>
      <text:p text:style-name="P1"><text:span text:style-name="T1">[04/04/11 10:36:00 ] MARIO : tipo i totem, o colonnine terminali in giro?</text:span></text:p>
      <text:p text:style-name="P1"><text:span text:style-name="T1">[04/04/11 10:36:05 ] MARK : si</text:span></text:p>
      <text:p text:style-name="P1"><text:span text:style-name="T1">[04/04/11 10:36:08 ] MARK : esatto</text:span></text:p>
      <text:p text:style-name="P1"><text:span text:style-name="T1">[04/04/11 10:36:20 ] MARK : mentre i servizi riguardano la pubblicazione di schede</text:span></text:p>
      <text:p text:style-name="P1"><text:span text:style-name="T1">[04/04/11 10:36:30 ] MARK : magari ci sono servizi piu economici</text:span></text:p>
      <text:p text:style-name="P1"><text:span text:style-name="T1">[04/04/11 10:36:45 ] MARK : che ti permettono di pubblicare un certo numero di schede,</text:span></text:p>
      <text:p text:style-name="P1"><text:span text:style-name="T1">[04/04/11 10:36:49 ] MARK : oppure di immagini</text:span></text:p>
      <text:p text:style-name="P1"><text:span text:style-name="T1">[04/04/11 10:37:00 ] MARK : e magari servizi piu costosi</text:span></text:p>
      <text:p text:style-name="P1"><text:span text:style-name="T1">[04/04/11 10:37:22 ] MARK : con in quali puoi pubblicare un numero illimitato di schede</text:span></text:p>
      <text:p text:style-name="P1"><text:span text:style-name="T1">[04/04/11 10:37:26 ] MARK : ad esempio</text:span></text:p>
      <text:p text:style-name="P1"><text:span text:style-name="T1">[04/04/11 10:37:37 ] MARK : oppure immagini fino ad un certo numero di MegaByte</text:span></text:p>
      <text:p text:style-name="P1"><text:span text:style-name="T1">[04/04/11 10:38:34 ] MARIO : ho capito</text:span></text:p>
      <text:p text:style-name="P1"><text:span text:style-name="T1">[04/04/11 10:38:41 ] MARIO : </text:span></text:p>
      <text:p text:style-name="P1"><text:span text:style-name="T1"/></text:p>
      <text:p text:style-name="P1"><text:span text:style-name="T1">strumenti per la progettazione di eventi (che tipo di evento?fiere?)e loro connessione con servizi di fruizione da parte del pubblico sia in modalità remota sia in presenza;</text:span></text:p>
      <text:p text:style-name="P1"><text:span text:style-name="T1"/></text:p>
      <text:p text:style-name="P1"><text:span text:style-name="T1">e qui cosa intende?</text:span></text:p>
      <text:p text:style-name="P1"><text:span text:style-name="T1">[04/04/11 10:39:38 ] MARK : allora gli eventi sono fiere, mostre, serate a tema</text:span></text:p>
      <text:p text:style-name="P1"><text:span text:style-name="T1">[04/04/11 10:39:51 ] MARK : oppure teatri </text:span></text:p>
      <text:p text:style-name="P1"><text:span text:style-name="T1">[04/04/11 10:39:53 ] MARIO : ah ok, come immaginavo</text:span></text:p>
      <text:p text:style-name="P1"><text:span text:style-name="T1">[04/04/11 10:40:05 ] MARIO : e connessione con servizi ecc?</text:span></text:p>
      <text:p text:style-name="P1"><text:span text:style-name="T1">[04/04/11 10:40:21 ] MARK : questo noi non lo trattiamo</text:span></text:p>
      <text:p text:style-name="P1"><text:span text:style-name="T1">[04/04/11 10:40:27 ] MARIO : sai di che parla?</text:span></text:p>
      <text:p text:style-name="P1"><text:span text:style-name="T1">[04/04/11 10:40:31 ] MARK : infatti non devi trattare tutti i punti</text:span></text:p>
      <text:p text:style-name="P1"><text:span text:style-name="T1">[04/04/11 10:40:41 ] MARIO : ah quanti?</text:span></text:p>
      <text:p text:style-name="P1"><text:span text:style-name="T1">[04/04/11 10:40:47 ] MARIO : anche perche io lo faccio da solo :S</text:span></text:p>
      <text:p text:style-name="P1"><text:span text:style-name="T1">[04/04/11 10:41:15 ] MARK : in linea di massima 3 punti</text:span></text:p>
      <text:p text:style-name="P1"><text:soft-page-break/><text:span text:style-name="T1">[04/04/11 10:41:25 ] MARK : noi ne facciamo meno di 3</text:span></text:p>
      <text:p text:style-name="P1"><text:span text:style-name="T1">[04/04/11 10:41:30 ] MARIO : perchè?</text:span></text:p>
      <text:p text:style-name="P1"><text:span text:style-name="T1">[04/04/11 10:41:30 ] MARK : cioè un punto</text:span></text:p>
      <text:p text:style-name="P1"><text:span text:style-name="T1">[04/04/11 10:41:33 ] MARIO : nn ti si incula?</text:span></text:p>
      <text:p text:style-name="P1"><text:span text:style-name="T1">[04/04/11 10:41:34 ] MARK : non lo facciamo tutto</text:span></text:p>
      <text:p text:style-name="P1"><text:span text:style-name="T1">[04/04/11 10:41:38 ] MARK : no no</text:span></text:p>
      <text:p text:style-name="P1"><text:span text:style-name="T1">[04/04/11 10:41:39 ] MARIO : ah ho capito</text:span></text:p>
      <text:p text:style-name="P1"><text:span text:style-name="T1">[04/04/11 10:41:47 ] MARK : tu devi stipulare un contratto</text:span></text:p>
      <text:p text:style-name="P1"><text:span text:style-name="T1">[04/04/11 10:41:51 ] MARIO : ?</text:span></text:p>
      <text:p text:style-name="P1"><text:span text:style-name="T1">[04/04/11 10:41:51 ] MARK : glielo porti </text:span></text:p>
      <text:p text:style-name="P1"><text:span text:style-name="T1">[04/04/11 10:42:01 ] MARK : e lui te lo firma</text:span></text:p>
      <text:p text:style-name="P1"><text:span text:style-name="T1">[04/04/11 10:42:07 ] MARIO : o mio dio.. ma che è sta roba...</text:span></text:p>
      <text:p text:style-name="P1"><text:span text:style-name="T1">[04/04/11 10:42:20 ] MARK : per farti capire ti mando il mio</text:span></text:p>
      <text:p text:style-name="P1"><text:span text:style-name="T1">[04/04/11 10:42:24 ] MARIO : ah grazie</text:span></text:p>
      <text:p text:style-name="P1"><text:span text:style-name="T1">[04/04/11 10:42:31 ] MARIO : infatti mica mi è chiara sta roba :S</text:span></text:p>
      <text:p text:style-name="P1"><text:span text:style-name="T1">[04/04/11 10:42:41 ] MARIO : cmq è troppo pignolo sto tizio</text:span></text:p>
      <text:p text:style-name="P1"><text:span text:style-name="T1">[04/04/11 10:42:52 ] MARK : eh lo so</text:span></text:p>
      <text:p text:style-name="P1"><text:span text:style-name="T1">[04/04/11 10:43:03 ] MARK : infatti a lezione lo abbiamo tempestato di domande</text:span></text:p>
      <text:p text:style-name="P1"><text:span text:style-name="T1">[04/04/11 10:43:11 ] MARIO : si perchè non si capisce un cazzo</text:span></text:p>
      <text:p text:style-name="P1"><text:span text:style-name="T1">04/04/11 10:43:28 <text:s/>MARK vuole inviarti il file ''CONTRATTO.docx'' di 12K byte. Verrà salvato in /home/eltazar/Documenti. Vuoi ricevere questo file?</text:span></text:p>
      <text:p text:style-name="P1"><text:span text:style-name="T1">04/04/11 10:43:31 <text:s/>Trasferimento del file accettato</text:span></text:p>
      <text:p text:style-name="P1"><text:span text:style-name="T1">[04/04/11 10:43:42 ] MARIO : vediamo</text:span></text:p>
      <text:p text:style-name="P1"><text:span text:style-name="T1">[04/04/11 10:44:19 ] MARK : noi gli abbiamo presentato questo</text:span></text:p>
      <text:p text:style-name="P1"><text:span text:style-name="T1">[04/04/11 10:44:22 ] MARK : lui lo ha letto </text:span></text:p>
      <text:p text:style-name="P1"><text:span text:style-name="T1">[04/04/11 10:44:27 ] MARK : ha stabilito che gli stava bene</text:span></text:p>
      <text:p text:style-name="P1"><text:span text:style-name="T1">[04/04/11 10:44:30 ] MARK : e lo ha firmato</text:span></text:p>
      <text:p text:style-name="P1"><text:span text:style-name="T1">[04/04/11 10:44:32 ] MARIO : ah</text:span></text:p>
      <text:p text:style-name="P1"><text:span text:style-name="T1">[04/04/11 10:44:35 ] MARK : se non gli sta bene </text:span></text:p>
      <text:p text:style-name="P1"><text:span text:style-name="T1">[04/04/11 10:44:40 ] MARK : ti dice fai di più</text:span></text:p>
      <text:p text:style-name="P1"><text:span text:style-name="T1">[04/04/11 10:44:42 ] Si è verificato un problema nell'inoltro del seguente messaggio : vediamo</text:span></text:p>
      <text:p text:style-name="P1"><text:span text:style-name="T1">[04/04/11 10:44:44 ] MARIO : ah</text:span></text:p>
      <text:p text:style-name="P1"><text:span text:style-name="T1">[04/04/11 10:44:46 ] MARK : e riportamelo</text:span></text:p>
      <text:p text:style-name="P1"><text:span text:style-name="T1">[04/04/11 10:44:53 ] MARIO : o che palle</text:span></text:p>
      <text:p text:style-name="P1"><text:span text:style-name="T1">[04/04/11 10:45:16 ] MARIO : ma i punti come li avete scelti? in base ai punti stesi sulle specifiche, o presi qua e la su tutto il progetto?</text:span></text:p>
      <text:p text:style-name="P1"><text:span text:style-name="T1">[04/04/11 10:45:32 ] Si è verificato un problema nell'inoltro del seguente messaggio : ah</text:span></text:p>
      <text:p text:style-name="P1"><text:span text:style-name="T1">[04/04/11 10:45:44 ] Si è verificato un problema nell'inoltro del seguente messaggio : ah</text:span></text:p>
      <text:p text:style-name="P1"><text:span text:style-name="T1">[Hai chiuso la finestra il 04 Apr 2011 10:45:52]</text:span></text:p>
      <text:p text:style-name="P1"><text:span text:style-name="T1"/></text:p>
      <text:p text:style-name="P1"><text:span text:style-name="T1">[La conversazione è cominciata il 04/04/11 10:45:53]</text:span></text:p>
      <text:p text:style-name="P1"><text:span text:style-name="T1">[04/04/11 10:45:53 ] Si è verificato un problema nell'inoltro del seguente messaggio : o che palle</text:span></text:p>
      <text:p text:style-name="P1"><text:span text:style-name="T1">[Hai chiuso la finestra il 04 Apr 2011 10:45:56]</text:span></text:p>
      <text:p text:style-name="P1"><text:span text:style-name="T1"/></text:p>
      <text:p text:style-name="P1"><text:span text:style-name="T1">[La conversazione è cominciata il 04/04/11 10:46:05]</text:span></text:p>
      <text:p text:style-name="P1"><text:span text:style-name="T1">[04/04/11 10:46:05 ] MARIO : [10:44:44] MARIO dice:</text:span></text:p>
      <text:p text:style-name="P1"><text:span text:style-name="T1">ah</text:span></text:p>
      <text:p text:style-name="P1"><text:span text:style-name="T1">[10:44:46] MARK dice:</text:span></text:p>
      <text:p text:style-name="P1"><text:span text:style-name="T1">e riportamelo</text:span></text:p>
      <text:p text:style-name="P1"><text:soft-page-break/><text:span text:style-name="T1">[10:44:53] MARIO dice:</text:span></text:p>
      <text:p text:style-name="P1"><text:span text:style-name="T1">o che palle</text:span></text:p>
      <text:p text:style-name="P1"><text:span text:style-name="T1">[10:45:16] MARIO dice:</text:span></text:p>
      <text:p text:style-name="P1"><text:span text:style-name="T1">ma i punti come li avete scelti? in base ai punti stesi sulle specifiche, o presi qua e la su tutto il progetto?</text:span></text:p>
      <text:p text:style-name="P1"><text:span text:style-name="T1">[04/04/11 10:46:16 ] Si è verificato un problema nell'inoltro del seguente messaggio : ma i punti come li avete scelti? in base ai punti stesi sulle specifiche, o presi qua e la su tutto il progetto?</text:span></text:p>
      <text:p text:style-name="P1"><text:span text:style-name="T1">[Hai chiuso la finestra il 04 Apr 2011 10:46:29]</text:span></text:p>
      <text:p text:style-name="P1"><text:span text:style-name="T1"/></text:p>
      <text:p text:style-name="P1"><text:span text:style-name="T1">[La conversazione è cominciata il 04/04/11 10:46:50]</text:span></text:p>
      <text:p text:style-name="P1"><text:span text:style-name="T1">[04/04/11 10:46:50 ] MARIO : </text:span></text:p>
      <text:p text:style-name="P1"><text:span text:style-name="T1">ma i punti come li avete scelti? in base ai punti stesi sulle specifiche, o presi qua e la su tutto il progetto?</text:span></text:p>
      <text:p text:style-name="P1"><text:span text:style-name="T1">[04/04/11 10:47:08 ] MARK : abbiamo preso le specifiche</text:span></text:p>
      <text:p text:style-name="P1"><text:span text:style-name="T1">[04/04/11 10:47:18 ] MARK : e abbiamo scelto i punti che più ci piacevano</text:span></text:p>
      <text:p text:style-name="P1"><text:span text:style-name="T1">[04/04/11 10:47:25 ] MARK : poi ci siamo confrontati con altri</text:span></text:p>
      <text:p text:style-name="P1"><text:span text:style-name="T1">[04/04/11 10:47:33 ] MARK : abbiamo visto che facevano di meno</text:span></text:p>
      <text:p text:style-name="P1"><text:span text:style-name="T1">[04/04/11 10:47:37 ] MARK : e abbiamo eliminato qualcosa</text:span></text:p>
      <text:p text:style-name="P1"><text:span text:style-name="T1">[04/04/11 10:47:42 ] MARK : ma ti è arrivato il file?</text:span></text:p>
      <text:p text:style-name="P1"><text:span text:style-name="T1">[04/04/11 10:47:55 ] MARIO : </text:span></text:p>
      <text:p text:style-name="P1"><text:span text:style-name="T1">ma per dire non funziona così:</text:span></text:p>
      <text:p text:style-name="P1"><text:span text:style-name="T1">"scelgo il punto 1-3-5"</text:span></text:p>
      <text:p text:style-name="P1"><text:span text:style-name="T1">[04/04/11 10:47:56 ] MARIO : si</text:span></text:p>
      <text:p text:style-name="P1"><text:span text:style-name="T1">[04/04/11 10:48:39 ] MARIO : cioè nel tuo contratto vedo molte voci estese.. le avete estrapolate dai punti del progetto?</text:span></text:p>
      <text:p text:style-name="P1"><text:span text:style-name="T1">[04/04/11 10:48:47 ] MARK : si</text:span></text:p>
      <text:p text:style-name="P1"><text:span text:style-name="T1">[04/04/11 10:48:51 ] MARIO : ah ok</text:span></text:p>
      <text:p text:style-name="P1"><text:span text:style-name="T1">[04/04/11 10:49:08 ] MARIO : secondo te quali sono i punti da trattare più semplici?</text:span></text:p>
      <text:p text:style-name="P1"><text:span text:style-name="T1">[04/04/11 10:51:05 ] MARK : direi il 2°</text:span></text:p>
      <text:p text:style-name="P1"><text:span text:style-name="T1">[04/04/11 10:51:33 ] MARK : anche il 1°</text:span></text:p>
      <text:p text:style-name="P1"><text:span text:style-name="T1">[04/04/11 10:51:44 ] MARK : ma non è super pignolo su questo</text:span></text:p>
      <text:p text:style-name="P1"><text:span text:style-name="T1">[04/04/11 10:51:52 ] MARK : puoi prendere pure un pò da tutti i punti</text:span></text:p>
      <text:p text:style-name="P1"><text:span text:style-name="T1">[04/04/11 10:52:01 ] MARIO : ah ho capito</text:span></text:p>
      <text:p text:style-name="P1"><text:span text:style-name="T1">[04/04/11 10:52:20 ] MARIO : niente, ma dici che se ci vado a parlare e chiedo chiarimenti su "cosa vuole dalla traccia" faccio na figura di merda?</text:span></text:p>
      <text:p text:style-name="P1"><text:span text:style-name="T1">[04/04/11 10:52:37 ] MARIO : perchè alcuni punti me li hai chiariti per fortuna tu, ma altri ancora mi lasciano perplesso</text:span></text:p>
      <text:p text:style-name="P1"><text:span text:style-name="T1">[04/04/11 10:53:06 ] MARK : per quello che facciamo noi ti posso chiarire io</text:span></text:p>
      <text:p text:style-name="P1"><text:span text:style-name="T1">[04/04/11 10:53:17 ] MARK : il resto l'ho già rimosso dalla memoria</text:span></text:p>
      <text:p text:style-name="P1"><text:span text:style-name="T1">[04/04/11 10:53:23 ] MARIO : ahhahaahahhaha</text:span></text:p>
      <text:p text:style-name="P1"><text:span text:style-name="T1">[04/04/11 10:53:25 ] MARIO : ti credo</text:span></text:p>
      <text:p text:style-name="P1"><text:span text:style-name="T1">[04/04/11 10:53:36 ] MARIO : hai fatto il 2°?</text:span></text:p>
      <text:p text:style-name="P1"><text:span text:style-name="T1">[04/04/11 10:53:49 ] MARK : si</text:span></text:p>
      <text:p text:style-name="P1"><text:span text:style-name="T1">[04/04/11 10:53:52 ] MARIO : </text:span></text:p>
      <text:p text:style-name="P1"><text:span text:style-name="T1">Le imprese aderenti dovranno potere scegliere a quali servizi o eventi aderire e quali dati esportare verso il servizio centralizzato o verso strumenti di syndication, o introdurre direttamente dati descrittivi della loro attività.</text:span></text:p>
      <text:p text:style-name="P1"><text:span text:style-name="T1">[04/04/11 10:54:06 ] MARIO : </text:span></text:p>
      <text:p text:style-name="P1"><text:span text:style-name="T1">ok, quali dati esportare</text:span></text:p>
      <text:p text:style-name="P1"><text:soft-page-break/><text:span text:style-name="T1">[04/04/11 10:54:25 ] MARIO : da dove, dai database o siti od altro dell'azienda, verso il servizio offerto dal nostro sistema?</text:span></text:p>
      <text:p text:style-name="P1"><text:span text:style-name="T1">[04/04/11 10:55:00 ] MARIO : "e introdurre direttamente dati descrittivi ec.. " in che senso, a mano tramite form offerti dal servizio?</text:span></text:p>
      <text:p text:style-name="P1"><text:span text:style-name="T1">[04/04/11 10:55:20 ] MARK : allora i dati da esportare possono essere schede sui prodotti</text:span></text:p>
      <text:p text:style-name="P1"><text:span text:style-name="T1">[04/04/11 10:55:34 ] MARK : ad esempio per un caseificio formaggi</text:span></text:p>
      <text:p text:style-name="P1"><text:span text:style-name="T1">[04/04/11 10:55:37 ] MARK : per un enoteca vini</text:span></text:p>
      <text:p text:style-name="P1"><text:span text:style-name="T1">[04/04/11 10:55:44 ] MARIO : ah perfetto</text:span></text:p>
      <text:p text:style-name="P1"><text:span text:style-name="T1">[04/04/11 10:55:52 ] MARK : i dati descrittivi</text:span></text:p>
      <text:p text:style-name="P1"><text:span text:style-name="T1">[04/04/11 10:56:06 ] MARK : noi li abbiamo intesi come una semplice descrizione dell'attività dell'azionda</text:span></text:p>
      <text:p text:style-name="P1"><text:span text:style-name="T1">[04/04/11 10:56:19 ] MARIO : e al prof va bene?</text:span></text:p>
      <text:p text:style-name="P1"><text:span text:style-name="T1">[04/04/11 10:56:23 ] MARK : si si</text:span></text:p>
      <text:p text:style-name="P1"><text:span text:style-name="T1">[04/04/11 10:56:34 ] MARK : dati da esportare verso sistemi di Syndication</text:span></text:p>
      <text:p text:style-name="P1"><text:span text:style-name="T1">[04/04/11 10:56:52 ] MARK : abbiamo deciso di far scegliere alla struttura</text:span></text:p>
      <text:p text:style-name="P1"><text:span text:style-name="T1">[04/04/11 10:57:05 ] MARK : se abilitare la scheda al flusso di Syndication o meno</text:span></text:p>
      <text:p text:style-name="P1"><text:span text:style-name="T1">[04/04/11 10:57:28 ] MARIO : ah, quindi alcune di quelle schede posso finire o meno ANCHE sul flusso di synd..</text:span></text:p>
      <text:p text:style-name="P1"><text:span text:style-name="T1">[04/04/11 10:59:38 ] MARIO : </text:span></text:p>
      <text:p text:style-name="P1"><text:span text:style-name="T1"/></text:p>
      <text:p text:style-name="P1"><text:span text:style-name="T1">e quando dice al punto5</text:span></text:p>
      <text:p text:style-name="P1"><text:span text:style-name="T1"/></text:p>
      <text:p text:style-name="P1"><text:span text:style-name="T1">1. Il pubblico avrà la possibilità di interagire con le informazioni pubbliche relative alle iniziative pubblicizzate tramite la piattaforma mediante diverse modalità: pagine HTML adattate al tipo di client, applicazioni per la creazione (mobili? Form su pagina html?) e l’esplorazione di annotazioni pubbliche o private su prodotti o eventi, registrazione a flussi di syndication (feed rss?).</text:span></text:p>
      <text:p text:style-name="P1"><text:span text:style-name="T1">[04/04/11 11:00:13 ] MARIO : qui </text:span></text:p>
      <text:p text:style-name="P1"><text:span text:style-name="T1">"applicazioni per la creazione (mobili? Form su pagina html?) e l’esplorazione di annotazioni pubbliche o private su prodotti o eventi, registrazione a flussi di syndication (feed rss?)</text:span></text:p>
      <text:p text:style-name="P1"><text:span text:style-name="T1">"</text:span></text:p>
      <text:p text:style-name="P1"><text:span text:style-name="T1"/></text:p>
      <text:p text:style-name="P1"><text:span text:style-name="T1">cioè è come penso, cioè applicazioni per smartphone, oppure apposite form html sul sito ecc?</text:span></text:p>
      <text:p text:style-name="P1"><text:span text:style-name="T1">[04/04/11 11:00:26 ] MARK : si</text:span></text:p>
      <text:p text:style-name="P1"><text:span text:style-name="T1">[04/04/11 11:01:19 ] MARIO : nella descrizione generale poi c'è:</text:span></text:p>
      <text:p text:style-name="P1"><text:span text:style-name="T1"/></text:p>
      <text:p text:style-name="P1"><text:span text:style-name="T1">" creazione di diari personali da parte del pubblico per annotazioni sui prodotti e le esperienze offerte; supporto alla vendita di prodotti e servizi"</text:span></text:p>
      <text:p text:style-name="P1"><text:span text:style-name="T1"/></text:p>
      <text:p text:style-name="P1"><text:span text:style-name="T1">si parla di ecommerce dal portale?</text:span></text:p>
      <text:p text:style-name="P1"><text:span text:style-name="T1"/></text:p>
      <text:p text:style-name="P1"><text:span text:style-name="T1"/></text:p>
      <text:p text:style-name="P1"><text:span text:style-name="T1">[04/04/11 11:03:06 ] MARK : noi abbiamo tagliato dritto</text:span></text:p>
      <text:p text:style-name="P1"><text:span text:style-name="T1">[04/04/11 11:03:17 ] MARK : dicendo che l'utente può commentare le schede</text:span></text:p>
      <text:p text:style-name="P1"><text:span text:style-name="T1">[04/04/11 11:03:24 ] MARK : pubblicate</text:span></text:p>
      <text:p text:style-name="P1"><text:span text:style-name="T1">[04/04/11 11:03:33 ] MARIO : ah tipo "blog"</text:span></text:p>
      <text:p text:style-name="P1"><text:span text:style-name="T1">[04/04/11 11:03:37 ] MARK : esatto</text:span></text:p>
      <text:p text:style-name="P1"><text:span text:style-name="T1">[04/04/11 11:03:41 ] MARIO : ah perfetto</text:span></text:p>
      <text:p text:style-name="P1"><text:span text:style-name="T1">[04/04/11 11:03:51 ] MARK : però è chiaro che anche la tua interpretazione è gius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, serif"/>
    <style:font-face style:name="Lohit Hindi1" svg:font-family="'Lohit Hindi'"/>
    <style:font-face style:name="Times New Roman1" svg:font-family="'Times New Roman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4T11:08:21</meta:creation-date>
    <meta:document-statistic meta:table-count="0" meta:image-count="0" meta:object-count="0" meta:page-count="4" meta:paragraph-count="161" meta:word-count="1737" meta:character-count="10002"/>
    <dc:date>2011-04-04T11:10:01</dc:date>
    <meta:editing-duration>PT00H01M40S</meta:editing-duration>
    <meta:editing-cycles>1</meta:editing-cycles>
    <meta:generator>OpenOffice.org/3.2$Linux OpenOffice.org_project/320m19$Build-9505</meta:generator>
  </office:meta>
</office:document-meta>
</file>